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ed8" officeooo:paragraph-rsid="001dfed8"/>
    </style:style>
    <style:style style:name="P2" style:family="paragraph" style:parent-style-name="Standard">
      <style:text-properties officeooo:rsid="001dfed8" officeooo:paragraph-rsid="001fefcb"/>
    </style:style>
    <style:style style:name="T1" style:family="text">
      <style:text-properties officeooo:rsid="001fefcb"/>
    </style:style>
    <style:style style:name="T2" style:family="text">
      <style:text-properties officeooo:rsid="002174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 06/01 – 31/01 DUBLIN<text:span text:style-name="T1">(BRITISH POR LONDRES)</text:span> – R$ 3986,00 – PELA CI JOAO PESSOA</text:p>
      <text:p text:style-name="P2">REC 05/01 – 05/05 <text:span text:style-name="T1">DUBLIN(KLM POR AMSTERDA) – R6433,11 – COM KARLA.</text:span></text:p>
      <text:p text:style-name="P2"><text:span text:style-name="T2">SP 02/01 – 31/01 DUBLIN – R$3935,00 – KLM(2 X 32KG) – EXPERIMENTO REC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0:44:19.779414343</meta:creation-date>
    <dc:date>2017-06-17T11:54:59.887036981</dc:date>
    <meta:editing-duration>PT20M9S</meta:editing-duration>
    <meta:editing-cycles>1</meta:editing-cycles>
    <meta:document-statistic meta:table-count="0" meta:image-count="0" meta:object-count="0" meta:page-count="1" meta:paragraph-count="3" meta:word-count="31" meta:character-count="215" meta:non-whitespace-character-count="176"/>
    <meta:generator>LibreOffice/5.1.6.2$Linux_X86_64 LibreOffice_project/10m0$Build-2</meta:generator>
  </office:meta>
</office:document-meta>
</file>